
<file path=META-INF/manifest.xml><?xml version="1.0" encoding="utf-8"?>
<manifest:manifes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>
  <manifest:file-entry manifest:media-type="application/vnd.oasis.opendocument.tex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office:version="1.2">
  <office:font-face-decls>
    <style:font-face svg:font-family="Arial" style:name="Arial"/>
    <style:font-face svg:font-family="Courier" style:name="Courier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</office:font-face-decls>
  <office:automatic-styles>
    <text:list-style style:name="UnorderedList-ul" style:display-name="UnorderedList-ul">
      <text:list-level-style-bullet text:bullet-relative-size="75%" text:bullet-char="•" text:level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bullet>
    </text:list-style>
    <text:list-style style:name="UnorderedList-ol" style:display-name="UnorderedList-ol">
      <text:list-level-style-number style:num-suffix="" style:num-prefix="" text:start-value="None" text:level="1" style:num-format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number>
      <text:list-level-style-number style:num-suffix="" style:num-prefix="" text:start-value="None" text:level="2" style:num-format="1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number>
      <text:list-level-style-number style:num-suffix="" style:num-prefix="" text:start-value="None" text:level="3" style:num-format="1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number>
      <text:list-level-style-number style:num-suffix="" style:num-prefix="" text:start-value="None" text:level="4" style:num-format="1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number>
      <text:list-level-style-number style:num-suffix="" style:num-prefix="" text:start-value="None" text:level="5" style:num-format="1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number>
      <text:list-level-style-number style:num-suffix="" style:num-prefix="" text:start-value="None" text:level="6" style:num-format="1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number>
      <text:list-level-style-number style:num-suffix="" style:num-prefix="" text:start-value="None" text:level="7" style:num-format="1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number>
      <text:list-level-style-number style:num-suffix="" style:num-prefix="" text:start-value="None" text:level="8" style:num-format="1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number>
      <text:list-level-style-number style:num-suffix="" style:num-prefix="" text:start-value="None" text:level="9" style:num-format="1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number>
      <text:list-level-style-number style:num-suffix="" style:num-prefix="" text:start-value="None" text:level="10" style:num-format="1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number>
    </text:list-style>
    <style:style style:family="paragraph" style:name="Heading1" style:display-name="Heading1">
      <style:paragraph-properties fo:margin-right="0pt" style:line-spacing="4pt" fo:margin-top="0pt" fo:text-align="left" fo:orphans="0" fo:margin-left="0pt" fo:margin-bottom="6pt" fo:padding="0pt" fo:text-indent="0pt" fo:widows="1"/>
      <style:text-properties fo:color="#000000" style:font-name="Arial" fo:font-weight="bold" fo:text-transform="None" fo:font-size="18"/>
    </style:style>
    <text:list-style style:name="OrderedList-ul" style:display-name="OrderedList-ul">
      <text:list-level-style-bullet text:bullet-relative-size="75%" text:bullet-char="•" text:level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bullet>
    </text:list-style>
    <text:list-style style:name="OrderedList-ol" style:display-name="OrderedList-ol">
      <text:list-level-style-number style:num-suffix="" style:num-prefix="" text:start-value="None" text:level="1" style:num-format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number>
      <text:list-level-style-number style:num-suffix="" style:num-prefix="" text:start-value="None" text:level="2" style:num-format="1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number>
      <text:list-level-style-number style:num-suffix="" style:num-prefix="" text:start-value="None" text:level="3" style:num-format="1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number>
      <text:list-level-style-number style:num-suffix="" style:num-prefix="" text:start-value="None" text:level="4" style:num-format="1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number>
      <text:list-level-style-number style:num-suffix="" style:num-prefix="" text:start-value="None" text:level="5" style:num-format="1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number>
      <text:list-level-style-number style:num-suffix="" style:num-prefix="" text:start-value="None" text:level="6" style:num-format="1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number>
      <text:list-level-style-number style:num-suffix="" style:num-prefix="" text:start-value="None" text:level="7" style:num-format="1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number>
      <text:list-level-style-number style:num-suffix="" style:num-prefix="" text:start-value="None" text:level="8" style:num-format="1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number>
      <text:list-level-style-number style:num-suffix="" style:num-prefix="" text:start-value="None" text:level="9" style:num-format="1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number>
      <text:list-level-style-number style:num-suffix="" style:num-prefix="" text:start-value="None" text:level="10" style:num-format="1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number>
    </text:list-style>
    <style:style style:family="paragraph" style:parent-style-name="Footer" style:name="PageBreak1" style:display-name="PageBreak1">
      <style:paragraph-properties fo:break-after="page"/>
    </style:style>
  </office:automatic-styles>
  <office:body>
    <office:text text:use-soft-page-breaks="true">
      <text:p text:style-name="Heading1"><text:span text:style-name="T3">This is page 1</text:span></text:p>
      <text:p text:style-name="PageBreak1"/>
      <text:p text:style-name="Heading1"><text:span text:style-name="T4">This is page 2</text:span></text:p>
    </office:text>
  </office:body>
</office:document-content>
</file>

<file path=styles.xml><?xml version="1.0" encoding="utf-8"?>
<office:document-styles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office:version="1.2">
  <office:font-face-decls>
    <style:font-face svg:font-family="Arial" style:name="Arial"/>
    <style:font-face svg:font-family="Courier" style:name="Courier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</office:font-face-decls>
  <office:styles>
    <style:style style:family="text" style:name="T1" style:display-name="T1">
      <style:text-properties/>
    </style:style>
    <style:style style:family="text" style:name="T2" style:display-name="T2">
      <style:text-properties/>
    </style:style>
    <style:style style:family="text" style:name="T3" style:display-name="T3">
      <style:text-properties/>
    </style:style>
    <style:style style:family="text" style:name="T4" style:display-name="T4">
      <style:text-properties/>
    </style:style>
  </office:styles>
  <office:automatic-styles>
    <style:style style:family="paragraph" style:name="Normal" style:display-name="Normal">
      <style:paragraph-properties fo:margin-right="0pt" style:line-spacing="2pt" fo:margin-top="0pt" fo:text-align="left" fo:orphans="0" fo:margin-left="0pt" fo:margin-bottom="0pt" fo:padding="0pt" fo:text-indent="0pt" fo:widows="1"/>
      <style:text-properties fo:color="#000000" style:font-name="Arial" fo:text-transform="None" fo:font-size="10"/>
    </style:style>
    <style:page-layout style:name="Mpm1">
      <style:page-layout-properties fo:margin-right="72.0pt" fo:border="0pt" fo:margin-top="72.0pt" fo:page-width="612.0pt" fo:margin-left="144.0pt" fo:page-height="792.0pt" fo:margin-bottom="72.0pt"/>
    </style:page-layout>
    <style:style style:family="table" style:name="Table1" style:display-name="Table1">
      <style:table-properties style:rel-width="100%"/>
    </style:style>
    <style:style style:family="table-column" style:name="TableColumn1" style:display-name="TableColumn1">
      <style:table-column-properties/>
    </style:style>
    <style:style style:family="table-column" style:name="TableColumn2" style:display-name="TableColumn2">
      <style:table-column-properties/>
    </style:style>
    <style:style style:family="table-column" style:name="TableColumn3" style:display-name="TableColumn3">
      <style:table-column-properties/>
    </style:style>
    <style:style style:family="table-row" style:name="TableRow1" style:display-name="TableRow1">
      <style:table-row-properties style:use-optimal-row-height="true"/>
    </style:style>
    <style:style style:family="table-cell" style:name="TableCell4" style:display-name="TableCell4">
      <style:table-cell-properties style:vertical-align="bottom"/>
    </style:style>
    <style:style style:family="table-cell" style:name="TableCell5" style:display-name="TableCell5">
      <style:table-cell-properties style:vertical-align="bottom"/>
    </style:style>
    <style:style style:family="table-cell" style:name="TableCell6" style:display-name="TableCell6">
      <style:table-cell-properties style:vertical-align="bottom"/>
    </style:style>
  </office:automatic-styles>
  <office:master-styles>
    <style:master-page style:name="main" style:page-layout-name="Mpm1" style:display-name="main">
      <style:header>
        <text:p text:style-name="Normal"><text:span text:style-name="T1">Shoobx</text:span></text:p>
      </style:header>
      <style:footer>
        <table:table table:style-name="Table1">
          <table:table-column table:style-name="TableColumn1"/>
          <table:table-column table:style-name="TableColumn2"/>
          <table:table-column table:style-name="TableColumn3"/>
          <table:table-row table:style-name="TableRow1">
            <table:table-cell table:style-name="TableCell4" office:value-type="string">
              <text:p text:style-name="Normal"><text:span text:style-name="T2">This is footer</text:span></text:p>
            </table:table-cell>
            <table:table-cell table:style-name="TableCell5" office:value-type="string"/>
            <table:table-cell table:style-name="TableCell6" office:value-type="string">
              <text:p text:style-name="Normal"><text:page-number/></text:p>
            </table:table-cell>
          </table:table-row>
        </table:table>
      </style:footer>
    </style:master-page>
    <style:master-page style:name="Standard" style:page-layout-name="Mpm1" style:display-name="Standard">
      <style:header>
        <text:p text:style-name="Normal"><text:span text:style-name="T1">Shoobx</text:span></text:p>
      </style:header>
      <style:footer>
        <table:table table:style-name="Table1">
          <table:table-column table:style-name="TableColumn1"/>
          <table:table-column table:style-name="TableColumn2"/>
          <table:table-column table:style-name="TableColumn3"/>
          <table:table-row table:style-name="TableRow1">
            <table:table-cell table:style-name="TableCell4" office:value-type="string">
              <text:p text:style-name="Normal"><text:span text:style-name="T2">This is footer</text:span></text:p>
            </table:table-cell>
            <table:table-cell table:style-name="TableCell5" office:value-type="string"/>
            <table:table-cell table:style-name="TableCell6" office:value-type="string">
              <text:p text:style-name="Normal"><text:page-number/></text:p>
            </table:table-cell>
          </table:table-row>
        </table:table>
      </style:footer>
    </style:master-page>
  </office:master-styles>
</office:document-styles>
</file>

<file path=meta.xml><?xml version="1.0" encoding="utf-8"?>
<office:document-meta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office:version="1.2">
  <office:meta>
    <meta:generator>ODFPY/1.4.0</meta:generator>
  </office:meta>
</office:document-meta>
</file>